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weight="bold" officeooo:rsid="0011a0b3" officeooo:paragraph-rsid="0011a0b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l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urtney </meta:initial-creator>
    <meta:creation-date>2016-07-30T17:45:50.881113480</meta:creation-date>
    <dc:date>2016-07-31T16:37:46.829580000</dc:date>
    <dc:creator>Courtney </dc:creator>
    <meta:editing-duration>P0D</meta:editing-duration>
    <meta:editing-cycles>1</meta:editing-cycles>
    <meta:generator>LibreOffice/4.2.8.2$Linux_x86 LibreOffice_project/420m0$Build-2</meta:generator>
    <meta:document-statistic meta:table-count="0" meta:image-count="0" meta:object-count="0" meta:page-count="1" meta:paragraph-count="1" meta:word-count="1" meta:character-count="7" meta:non-whitespace-character-count="7"/>
  </office:meta>
</office:document-meta>
</file>